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background-color="transparent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background-color="transparent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1.249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4pt" fo:letter-spacing="normal" fo:background-color="transparent" style:font-name-asian="Calibri1" style:font-size-asian="14pt" style:font-name-complex="Calibri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Calibri" fo:font-size="14pt" fo:letter-spacing="normal" style:text-underline-style="solid" style:text-underline-width="auto" style:text-underline-color="font-color" fo:font-weight="bold" fo:background-color="transparent" style:font-name-asian="Calibri1" style:font-size-asian="14pt" style:font-weight-asian="bold" style:font-name-complex="Calibri1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1.249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officeooo:rsid="0010c009" officeooo:paragraph-rsid="0010c009" fo:background-color="transparent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font-weight="bold" fo:background-color="transparent" style:font-name-asian="Calibri1" style:font-size-asian="11pt" style:font-weight-asian="bold" style:font-name-complex="Calibri1"/>
    </style:style>
    <style:style style:name="P15" style:family="paragraph" style:parent-style-name="Standard" style:list-style-name="WWNum5">
      <style:paragraph-properties fo:margin-left="0.635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officeooo:rsid="000ff5c0" officeooo:paragraph-rsid="000ff5c0" fo:background-color="transparent" style:font-name-asian="Calibri1" style:font-size-asian="11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background-color="transparent" style:font-name-asian="Calibri1" style:font-size-asian="11pt" style:font-name-complex="Calibri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Calibri" fo:font-size="14pt" fo:letter-spacing="normal" style:text-underline-style="solid" style:text-underline-width="auto" style:text-underline-color="font-color" fo:font-weight="bold" fo:background-color="transparent" style:font-name-asian="Calibri1" style:font-size-asian="14pt" style:font-weight-asian="bold" style:font-name-complex="Calibri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Calibri" fo:font-size="14pt" fo:letter-spacing="normal" style:text-underline-style="solid" style:text-underline-width="auto" style:text-underline-color="font-color" fo:background-color="transparent" style:font-name-asian="Calibri1" style:font-size-asian="14pt" style:font-name-complex="Calibri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Calibri" fo:font-size="14pt" fo:letter-spacing="normal" style:text-underline-style="solid" style:text-underline-width="auto" style:text-underline-color="font-color" officeooo:rsid="0010c009" officeooo:paragraph-rsid="0010c009" fo:background-color="transparent" style:font-name-asian="Calibri1" style:font-size-asian="14pt" style:font-name-complex="Calibri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>
        <style:tab-stops>
          <style:tab-stop style:position="6.244cm"/>
        </style:tab-stops>
      </style:paragraph-properties>
      <style:text-properties style:use-window-font-color="true" loext:opacity="0%" style:font-name="Calibri" fo:font-size="14pt" fo:letter-spacing="normal" fo:background-color="transparent" style:font-name-asian="Calibri1" style:font-size-asian="14pt" style:font-name-complex="Calibri1"/>
    </style:style>
    <style:style style:name="P21" style:family="paragraph" style:parent-style-name="Standard" style:list-style-name="WWNum5">
      <style:paragraph-properties fo:margin-left="1.27cm" fo:margin-right="0cm" fo:margin-top="0cm" fo:margin-bottom="0cm" style:contextual-spacing="false" fo:line-height="0.423cm" fo:text-align="start" style:justify-single-word="false" fo:hyphenation-ladder-count="no-limit" fo:text-indent="-0.635cm" style:auto-text-indent="false"/>
      <style:text-properties fo:color="#000000" loext:opacity="100%" style:font-name="Times New Roman" fo:font-size="12pt" fo:letter-spacing="normal" officeooo:rsid="000ff5c0" officeooo:paragraph-rsid="000ff5c0" fo:background-color="transparent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" style:family="paragraph" style:parent-style-name="Standard" style:list-style-name="WWNum5">
      <style:paragraph-properties fo:margin-left="1.27cm" fo:margin-right="0cm" fo:margin-top="0cm" fo:margin-bottom="0cm" style:contextual-spacing="false" fo:line-height="0.423cm" fo:text-align="start" style:justify-single-word="false" fo:hyphenation-ladder-count="no-limit" fo:text-indent="-0.635cm" style:auto-text-indent="false"/>
      <style:text-properties fo:color="#000000" loext:opacity="100%" style:font-name="Times New Roman" fo:font-size="12pt" fo:letter-spacing="normal" officeooo:rsid="000ff5c0" fo:background-color="transparent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" style:family="paragraph" style:parent-style-name="Standard" style:list-style-name="WWNum19">
      <style:paragraph-properties fo:margin-left="1.27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fo:font-style="italic" fo:font-weight="bold" fo:background-color="transparent" loext:char-shading-value="0" style:font-name-asian="Calibri1" style:font-size-asian="11pt" style:font-style-asian="italic" style:font-weight-asian="bold" style:font-name-complex="Calibri1"/>
    </style:style>
    <style:style style:name="T3" style:family="text">
      <style:text-properties style:use-window-font-color="true" loext:opacity="0%" style:text-position="super 58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4" style:family="text">
      <style:text-properties fo:color="#0000ff" loext:opacity="100%" style:font-name="Calibri" fo:font-size="11pt" fo:letter-spacing="normal" style:text-underline-style="solid" style:text-underline-width="auto" style:text-underline-color="font-color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fo:color="#0000ff" loext:opacity="100%" style:font-name="Calibri" fo:font-size="11pt" fo:letter-spacing="normal" style:text-underline-style="solid" style:text-underline-width="auto" style:text-underline-color="font-color" fo:font-weight="bold" officeooo:rsid="0010c009" fo:background-color="transparent" loext:char-shading-value="0" style:font-name-asian="Calibri1" style:font-size-asian="11pt" style:font-weight-asian="bold" style:font-name-complex="Calibri1"/>
    </style:style>
    <style:style style:name="T6" style:family="text">
      <style:text-properties fo:font-weight="bold" style:font-weight-asian="bold"/>
    </style:style>
    <style:style style:name="T7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GUILLE Clément</text:p>
      <text:p text:style-name="P6">34 Rue des Roches</text:p>
      <text:p text:style-name="P6">77240 VERT SAINT DENIS</text:p>
      <text:p text:style-name="P6">18 ans (31/10/2001)</text:p>
      <text:p text:style-name="P14">Tel : 06.98.80.35.32</text:p>
      <text:p text:style-name="P1"><text:span text:style-name="T5">c</text:span><text:a xlink:type="simple" xlink:href="mailto:Johan.anguille@gmail.com" text:style-name="Standard" text:visited-style-name="Standard"><text:span text:style-name="T4">lement.anguille@pro</text:span></text:a><text:a xlink:type="simple" xlink:href="mailto:Johan.anguille@gmail.com" text:style-name="Standard" text:visited-style-name="Standard"><text:span text:style-name="T5">to</text:span></text:a><text:a xlink:type="simple" xlink:href="mailto:Johan.anguille@gmail.com" text:style-name="Standard" text:visited-style-name="Standard"><text:span text:style-name="T4">nmail.com</text:span></text:a></text:p>
      <text:p text:style-name="P2"/>
      <text:p text:style-name="P2"/>
      <text:p text:style-name="P18"><text:span text:style-name="T6"/></text:p>
      <text:p text:style-name="P19"><text:span text:style-name="T6">CV Clément Anguille</text:span></text:p>
      <text:p text:style-name="P19"><text:span text:style-name="T6"/></text:p>
      <text:p text:style-name="P19"><text:span text:style-name="T6"/></text:p>
      <text:p text:style-name="P18"><text:span text:style-name="T6">COMPETENCES</text:span></text:p>
      <text:list xml:id="list2313353464" text:style-name="WWNum5">
        <text:list-item>
          <text:p text:style-name="P21">Html/CSS/PHP/BOOTSTRAP</text:p>
        </text:list-item>
        <text:list-item>
          <text:p text:style-name="P21">Angular</text:p>
        </text:list-item>
        <text:list-item>
          <text:p text:style-name="P22">NodeJS</text:p>
        </text:list-item>
        <text:list-item>
          <text:p text:style-name="P21">Serieux</text:p>
        </text:list-item>
        <text:list-item>
          <text:p text:style-name="P21">Gestion de base de donnée sql&amp;NOSQL</text:p>
          <text:p text:style-name="P15"/>
        </text:list-item>
      </text:list>
      <text:p text:style-name="P3"/>
      <text:p text:style-name="P8">SCOLARITE</text:p>
      <text:p text:style-name="P7"/>
      <text:p text:style-name="P4"/>
      <text:p text:style-name="P6">2019 – 2020 : BAC Technologique STICD2 </text:p>
      <text:p text:style-name="P4"><text:s/><text:span text:style-name="T7"><text:s text:c="10"/></text:span>Lycée Léonard de Vinci à Melun</text:p>
      <text:p text:style-name="P4"/>
      <text:p text:style-name="P2"/>
      <text:p text:style-name="P2">2020-2021 : Première année de BTS</text:p>
      <text:p text:style-name="P2"/>
      <text:p text:style-name="P2"/>
      <text:p text:style-name="P2"/>
      <text:p text:style-name="P8">PARCOURS PROFESSIONNELS</text:p>
      <text:p text:style-name="P8"/>
      <text:p text:style-name="P2"/>
      <text:p text:style-name="P1"><text:span text:style-name="T1">02/11/2016 : </text:span><text:span text:style-name="T2">ITM LAI </text:span><text:span text:style-name="T1">(Base de Vert Saint Denis)</text:span></text:p>
      <text:list xml:id="list3169274640" text:style-name="WWNum19">
        <text:list-item>
          <text:p text:style-name="P23"><text:span text:style-name="T1"><text:s/><text:tab/>Stage de 3</text:span><text:span text:style-name="T3">ème</text:span><text:span text:style-name="T1"> (1 semaine) - service informatique</text:span></text:p>
        </text:list-item>
      </text:list>
      <text:p text:style-name="P5"/>
      <text:p text:style-name="P6"/>
      <text:p text:style-name="P13">17/05/2021-03/07/2021 :UFOLEP PETANQUE 91</text:p>
      <text:p text:style-name="P13"><text:tab/><text:tab/><text:tab/><text:tab/>Stage de BTS</text:p>
      <text:p text:style-name="P13"/>
      <text:p text:style-name="P8">DIVERS</text:p>
      <text:p text:style-name="P8"/>
      <text:p text:style-name="P8"/>
      <text:p text:style-name="P6">Langues : Anglais – Espagnol (scolaire).</text:p>
      <text:p text:style-name="P6"/>
      <text:p text:style-name="P6">Loisirs : <text:s text:c="4"/>Informatique –– Jeux vidéo</text:p>
      <text:p text:style-name="P6"/>
      <text:p text:style-name="P6">Sport : <text:s text:c="5"/>tennis de table en compétition (Club de Cesson-Vert Saint Denis).</text:p>
      <text:p text:style-name="P6"/>
      <text:p text:style-name="P6">Permis B en cours. </text:p>
      <text:p text:style-name="P20"><text:tab/></text:p>
      <text:p text:style-name="P8"/>
      <text:p text:style-name="P6"><text:soft-page-break/></text:p>
      <text:p text:style-name="P6"/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3T22:52:44.236270176</dc:date>
    <meta:editing-duration>PT6M20S</meta:editing-duration>
    <meta:editing-cycles>3</meta:editing-cycles>
    <meta:generator>LibreOffice/7.2.2.2$Linux_X86_64 LibreOffice_project/20$Build-2</meta:generator>
    <meta:document-statistic meta:table-count="0" meta:image-count="0" meta:object-count="0" meta:page-count="2" meta:paragraph-count="29" meta:word-count="110" meta:character-count="722" meta:non-whitespace-character-count="614"/>
  </office:meta>
</office:document-meta>
</file>